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999" draw:textarea-horizontal-align="justify" draw:textarea-vertical-align="middle" draw:auto-grow-height="false" fo:min-height="4.83cm" fo:min-width="3.31cm"/>
    </style:style>
    <style:style style:name="gr2" style:family="graphic" style:parent-style-name="standard">
      <style:graphic-properties svg:stroke-color="#000000" draw:fill-color="#00ccff" draw:textarea-horizontal-align="justify" draw:textarea-vertical-align="middle" draw:auto-grow-height="false" fo:min-height="1.546cm" fo:min-width="1.29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9999"/>
      <style:paragraph-properties fo:text-align="center"/>
    </style:style>
    <style:style style:name="P3" style:family="paragraph">
      <loext:graphic-properties draw:fill-color="#00ccff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81cm" svg:height="5.08cm" svg:x="11.16cm" svg:y="46.72cm">
          <text:p text:style-name="P1">[Utility]</text:p>
          <text:p text:style-name="P1"/>
          <text:p text:style-name="P1">Read</text:p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54cm" svg:height="2.54cm" svg:x="16.24cm" svg:y="47.99cm">
          <text:p text:style-name="P1"><text:span text:style-name="T1">Raw JSON</text:span></text:p>
          <text:p text:style-name="P1"><text:span text:style-name="T1">in 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54cm" svg:height="2.54cm" svg:x="7.35cm" svg:y="47.99cm">
          <text:p text:style-name="P1"><text:span text:style-name="T1">Blueprint</text:span></text:p>
          <text:p text:style-name="P1"><text:span text:style-name="T1">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3.81cm" svg:height="5.08cm" svg:x="20.05cm" svg:y="46.72cm">
          <text:p text:style-name="P1">JSON</text:p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54cm" svg:height="2.54cm" svg:x="25.13cm" svg:y="47.99cm">
          <text:p text:style-name="P1"><text:span text:style-name="T1">JSON</text:span></text:p>
          <text:p text:style-name="P1"><text:span text:style-name="T1">Tr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9.89cm" svg:y1="49.26cm" svg:x2="11.16cm" svg:y2="49.26cm" draw:start-shape="id1" draw:start-glue-point="10" draw:end-shape="id2" draw:end-glue-point="3" svg:d="M9890 49260h1270" svg:viewBox="0 0 1271 1">
          <text:p/>
        </draw:connector>
        <draw:connector draw:style-name="gr3" draw:text-style-name="P4" draw:layer="layout" draw:type="line" svg:x1="14.97cm" svg:y1="49.26cm" svg:x2="16.24cm" svg:y2="49.26cm" draw:start-shape="id2" draw:start-glue-point="1" draw:end-shape="id3" draw:end-glue-point="6" svg:d="M14970 49260h1270" svg:viewBox="0 0 1271 1">
          <text:p/>
        </draw:connector>
        <draw:connector draw:style-name="gr3" draw:text-style-name="P4" draw:layer="layout" draw:type="line" svg:x1="18.78cm" svg:y1="49.26cm" svg:x2="20.05cm" svg:y2="49.26cm" draw:start-shape="id3" draw:start-glue-point="10" draw:end-shape="id4" draw:end-glue-point="3" svg:d="M18780 49260h1270" svg:viewBox="0 0 1271 1">
          <text:p/>
        </draw:connector>
        <draw:connector draw:style-name="gr3" draw:text-style-name="P4" draw:layer="layout" draw:type="line" svg:x1="23.86cm" svg:y1="49.26cm" svg:x2="25.13cm" svg:y2="49.26cm" draw:start-shape="id4" draw:start-glue-point="1" draw:end-shape="id5" draw:end-glue-point="6" svg:d="M23860 49260h1270" svg:viewBox="0 0 1271 1">
          <text:p/>
        </draw:connector>
        <draw:custom-shape draw:style-name="gr1" draw:text-style-name="P2" xml:id="id6" draw:id="id6" draw:layer="layout" svg:width="3.81cm" svg:height="5.08cm" svg:x="28.94cm" svg:y="46.72cm">
          <text:p text:style-name="P1">Parse</text:p>
          <text:p text:style-name="P1">Blueprint</text:p>
          <text:p text:style-name="P1">List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7.67cm" svg:y1="49.26cm" svg:x2="28.94cm" svg:y2="49.26cm" draw:start-shape="id5" draw:start-glue-point="10" draw:end-shape="id6" draw:end-glue-point="3" svg:d="M27670 49260h1270" svg:viewBox="0 0 1271 1">
          <text:p/>
        </draw:connector>
        <draw:custom-shape draw:style-name="gr2" draw:text-style-name="P3" xml:id="id7" draw:id="id7" draw:layer="layout" svg:width="2.54cm" svg:height="2.54cm" svg:x="34.02cm" svg:y="47.991cm">
          <text:p text:style-name="P1"><text:span text:style-name="T1">Blueprint</text:span></text:p>
          <text:p text:style-name="P1"><text:span text:style-name="T1">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32.75cm" svg:y1="49.26cm" svg:x2="34.02cm" svg:y2="49.261cm" draw:start-shape="id6" draw:start-glue-point="1" draw:end-shape="id7" draw:end-glue-point="6" svg:d="M32750 49260l1270 1" svg:viewBox="0 0 1271 2">
          <text:p/>
        </draw:connector>
        <draw:custom-shape draw:style-name="gr1" draw:text-style-name="P2" xml:id="id9" draw:id="id9" draw:layer="layout" svg:width="3.81cm" svg:height="5.08cm" svg:x="11.16cm" svg:y="40.37cm">
          <text:p text:style-name="P1">Fetch</text:p>
          <text:p text:style-name="P1">Crest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2.54cm" svg:height="2.54cm" svg:x="7.35cm" svg:y="41.64cm">
          <text:p text:style-name="P1"><text:span text:style-name="T1">EVE</text:span></text:p>
          <text:p text:style-name="P1"><text:span text:style-name="T1">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9.89cm" svg:y1="42.91cm" svg:x2="11.16cm" svg:y2="42.91cm" draw:start-shape="id8" draw:start-glue-point="10" draw:end-shape="id9" draw:end-glue-point="3" svg:d="M9890 42910h1270" svg:viewBox="0 0 1271 1">
          <text:p/>
        </draw:connector>
        <draw:custom-shape draw:style-name="gr2" draw:text-style-name="P3" xml:id="id10" draw:id="id10" draw:layer="layout" svg:width="2.54cm" svg:height="2.54cm" svg:x="16.241cm" svg:y="41.64cm">
          <text:p text:style-name="P1"><text:span text:style-name="T1">Raw JSON</text:span></text:p>
          <text:p text:style-name="P1"><text:span text:style-name="T1">in 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97cm" svg:y1="42.91cm" svg:x2="16.241cm" svg:y2="42.91cm" draw:start-shape="id9" draw:start-glue-point="1" draw:end-shape="id10" svg:d="M14970 42910h1271" svg:viewBox="0 0 1272 1">
          <text:p/>
        </draw:connector>
        <draw:custom-shape draw:style-name="gr1" draw:text-style-name="P2" xml:id="id11" draw:id="id11" draw:layer="layout" svg:width="3.81cm" svg:height="5.08cm" svg:x="20.051cm" svg:y="40.37cm">
          <text:p text:style-name="P1">JSON</text:p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2.54cm" svg:height="2.54cm" svg:x="25.131cm" svg:y="41.64cm">
          <text:p text:style-name="P1"><text:span text:style-name="T1">JSON</text:span></text:p>
          <text:p text:style-name="P1"><text:span text:style-name="T1">Tr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8.781cm" svg:y1="42.91cm" svg:x2="20.051cm" svg:y2="42.91cm" draw:end-shape="id11" draw:end-glue-point="3" svg:d="M18781 42910h1270" svg:viewBox="0 0 1271 1">
          <text:p/>
        </draw:connector>
        <draw:connector draw:style-name="gr3" draw:text-style-name="P4" draw:layer="layout" draw:type="line" svg:x1="23.861cm" svg:y1="42.91cm" svg:x2="25.131cm" svg:y2="42.91cm" draw:start-shape="id11" draw:start-glue-point="1" draw:end-shape="id12" draw:end-glue-point="6" svg:d="M23861 42910h1270" svg:viewBox="0 0 1271 1">
          <text:p/>
        </draw:connector>
        <draw:custom-shape draw:style-name="gr1" draw:text-style-name="P2" xml:id="id13" draw:id="id13" draw:layer="layout" svg:width="3.81cm" svg:height="5.08cm" svg:x="28.941cm" svg:y="40.37cm">
          <text:p text:style-name="P1">Parse</text:p>
          <text:p text:style-name="P1">Price</text:p>
          <text:p text:style-name="P1">List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7.671cm" svg:y1="42.91cm" svg:x2="28.941cm" svg:y2="42.91cm" draw:start-shape="id12" draw:start-glue-point="10" draw:end-shape="id13" draw:end-glue-point="3" svg:d="M27671 42910h1270" svg:viewBox="0 0 1271 1">
          <text:p/>
        </draw:connector>
        <draw:custom-shape draw:style-name="gr2" draw:text-style-name="P3" xml:id="id14" draw:id="id14" draw:layer="layout" svg:width="2.54cm" svg:height="2.54cm" svg:x="34.021cm" svg:y="41.641cm">
          <text:p text:style-name="P1"><text:span text:style-name="T1">Price</text:span></text:p>
          <text:p text:style-name="P1"><text:span text:style-name="T1">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32.751cm" svg:y1="42.91cm" svg:x2="34.021cm" svg:y2="42.911cm" draw:start-shape="id13" draw:start-glue-point="1" draw:end-shape="id14" draw:end-glue-point="6" svg:d="M32751 42910l1270 1" svg:viewBox="0 0 1271 2">
          <text:p/>
        </draw:connector>
        <draw:custom-shape draw:style-name="gr1" draw:text-style-name="P2" xml:id="id15" draw:id="id15" draw:layer="layout" svg:width="3.81cm" svg:height="5.08cm" svg:x="37.83cm" svg:y="43.545cm">
          <text:p text:style-name="P1">Calculate</text:p>
          <text:p text:style-name="P1">Blueprint</text:p>
          <text:p text:style-name="P1">Profitability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36.561cm" svg:y1="42.911cm" svg:x2="37.83cm" svg:y2="46.085cm" draw:start-shape="id14" draw:start-glue-point="10" draw:end-shape="id15" draw:end-glue-point="3" svg:d="M36561 42911l1269 3174" svg:viewBox="0 0 1270 3175">
          <text:p/>
        </draw:connector>
        <draw:connector draw:style-name="gr3" draw:text-style-name="P4" draw:layer="layout" draw:type="line" svg:x1="36.56cm" svg:y1="49.261cm" svg:x2="37.83cm" svg:y2="46.085cm" draw:start-shape="id7" draw:start-glue-point="10" draw:end-shape="id15" draw:end-glue-point="3" svg:d="M36560 49261l1270-3176" svg:viewBox="0 0 1271 3177">
          <text:p/>
        </draw:connector>
        <draw:custom-shape draw:style-name="gr1" draw:text-style-name="P2" xml:id="id17" draw:id="id17" draw:layer="layout" svg:width="3.81cm" svg:height="5.08cm" svg:x="46.72cm" svg:y="43.545cm">
          <text:p text:style-name="P1">[Utility]</text:p>
          <text:p text:style-name="P1"/>
          <text:p text:style-name="P1">Write</text:p>
          <text:p text:style-name="P1">Profitability</text:p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2" draw:text-style-name="P3" xml:id="id16" draw:id="id16" draw:layer="layout" svg:width="2.54cm" svg:height="2.54cm" svg:x="42.91cm" svg:y="44.815cm">
          <text:p text:style-name="P1"><text:span text:style-name="T1">Profi</text:span><text:span text:style-name="T1">tabili</text:span><text:span text:style-name="T1">ty</text:span></text:p>
          <text:p text:style-name="P1"><text:span text:style-name="T1">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2.54cm" svg:height="2.54cm" svg:x="51.8cm" svg:y="44.815cm">
          <text:p text:style-name="P1"><text:span text:style-name="T1">File </text:span><text:span text:style-name="T1">on </text:span><text:span text:style-name="T1">D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41.64cm" svg:y1="46.085cm" svg:x2="42.91cm" svg:y2="46.085cm" draw:start-shape="id15" draw:start-glue-point="1" draw:end-shape="id16" svg:d="M41640 46085h1270" svg:viewBox="0 0 1271 1">
          <text:p/>
        </draw:connector>
        <draw:connector draw:style-name="gr3" draw:text-style-name="P4" draw:layer="layout" draw:type="line" svg:x1="45.45cm" svg:y1="46.085cm" svg:x2="46.72cm" svg:y2="46.085cm" draw:start-shape="id16" draw:end-shape="id17" draw:end-glue-point="3" svg:d="M45450 46085h1270" svg:viewBox="0 0 1271 1">
          <text:p/>
        </draw:connector>
        <draw:connector draw:style-name="gr3" draw:text-style-name="P4" draw:layer="layout" draw:type="line" svg:x1="50.53cm" svg:y1="46.085cm" svg:x2="51.8cm" svg:y2="46.085cm" draw:start-shape="id17" draw:start-glue-point="1" draw:end-shape="id18" svg:d="M50530 46085h1270" svg:viewBox="0 0 1271 1">
          <text:p/>
        </draw:connector>
        <draw:custom-shape draw:style-name="gr2" draw:text-style-name="P3" draw:layer="layout" svg:width="2.54cm" svg:height="2.54cm" svg:x="7.35cm" svg:y="28.813cm">
          <text:p text:style-name="P1"><text:span text:style-name="T1">Raw </text:span><text:span text:style-name="T1">JSO</text:span><text:span text:style-name="T1">N</text:span></text:p>
          <text:p text:style-name="P1"><text:span text:style-name="T1">in </text:span><text:span text:style-name="T1">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9.89cm" svg:y1="30.083cm" svg:x2="11.16cm" svg:y2="30.083cm" draw:end-shape="id19" draw:end-glue-point="3" svg:d="M9890 30083h1270" svg:viewBox="0 0 1271 1">
          <text:p/>
        </draw:connector>
        <draw:custom-shape draw:style-name="gr1" draw:text-style-name="P2" xml:id="id19" draw:id="id19" draw:layer="layout" svg:width="3.81cm" svg:height="5.08cm" svg:x="11.16cm" svg:y="27.543cm">
          <text:p text:style-name="P1">Strip</text:p>
          <text:p text:style-name="P1">Comments</text:p>
          <draw:enhanced-geometry svg:viewBox="0 0 21600 21600" draw:type="rectangle" draw:enhanced-path="M 0 0 L 21600 0 21600 21600 0 21600 0 0 Z N"/>
        </draw:custom-shape>
        <draw:custom-shape draw:style-name="gr2" draw:text-style-name="P3" xml:id="id20" draw:id="id20" draw:layer="layout" svg:width="2.54cm" svg:height="2.54cm" svg:x="16.24cm" svg:y="28.814cm">
          <text:p text:style-name="P1"><text:span text:style-name="T1">Strip</text:span><text:span text:style-name="T1">ped</text:span></text:p>
          <text:p text:style-name="P1"><text:span text:style-name="T1">Strin</text:span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3.81cm" svg:height="5.08cm" svg:x="20.05cm" svg:y="27.543cm">
          <text:p text:style-name="P1">Normalize</text:p>
          <text:p text:style-name="P1">Whitespace</text:p>
          <draw:enhanced-geometry svg:viewBox="0 0 21600 21600" draw:type="rectangle" draw:enhanced-path="M 0 0 L 21600 0 21600 21600 0 21600 0 0 Z N"/>
        </draw:custom-shape>
        <draw:custom-shape draw:style-name="gr2" draw:text-style-name="P3" xml:id="id22" draw:id="id22" draw:layer="layout" svg:width="2.54cm" svg:height="2.54cm" svg:x="25.13cm" svg:y="28.814cm">
          <text:p text:style-name="P1"><text:span text:style-name="T1">Nor</text:span><text:span text:style-name="T1">mali</text:span><text:span text:style-name="T1">zed</text:span></text:p>
          <text:p text:style-name="P1"><text:span text:style-name="T1">Strin</text:span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3.81cm" svg:height="5.08cm" svg:x="28.94cm" svg:y="27.543cm">
          <text:p text:style-name="P1">Tokenizer</text:p>
          <draw:enhanced-geometry svg:viewBox="0 0 21600 21600" draw:type="rectangle" draw:enhanced-path="M 0 0 L 21600 0 21600 21600 0 21600 0 0 Z N"/>
        </draw:custom-shape>
        <draw:custom-shape draw:style-name="gr2" draw:text-style-name="P3" xml:id="id24" draw:id="id24" draw:layer="layout" svg:width="2.54cm" svg:height="2.54cm" svg:x="34.02cm" svg:y="28.814cm">
          <text:p text:style-name="P1"><text:span text:style-name="T1">Token</text:span></text:p>
          <text:p text:style-name="P1"><text:span text:style-name="T1">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97cm" svg:y1="30.083cm" svg:x2="16.24cm" svg:y2="30.084cm" draw:start-shape="id19" draw:start-glue-point="1" draw:end-shape="id20" draw:end-glue-point="6" svg:d="M14970 30083l1270 1" svg:viewBox="0 0 1271 2">
          <text:p/>
        </draw:connector>
        <draw:connector draw:style-name="gr3" draw:text-style-name="P4" draw:layer="layout" draw:type="line" svg:x1="18.78cm" svg:y1="30.084cm" svg:x2="20.05cm" svg:y2="30.083cm" draw:start-shape="id20" draw:start-glue-point="10" draw:end-shape="id21" draw:end-glue-point="3" svg:d="M18780 30084l1270-1" svg:viewBox="0 0 1271 2">
          <text:p/>
        </draw:connector>
        <draw:connector draw:style-name="gr3" draw:text-style-name="P4" draw:layer="layout" draw:type="line" svg:x1="23.86cm" svg:y1="30.083cm" svg:x2="25.13cm" svg:y2="30.084cm" draw:start-shape="id21" draw:start-glue-point="1" draw:end-shape="id22" draw:end-glue-point="6" svg:d="M23860 30083l1270 1" svg:viewBox="0 0 1271 2">
          <text:p/>
        </draw:connector>
        <draw:connector draw:style-name="gr3" draw:text-style-name="P4" draw:layer="layout" draw:type="line" svg:x1="27.67cm" svg:y1="30.084cm" svg:x2="28.94cm" svg:y2="30.083cm" draw:start-shape="id22" draw:start-glue-point="10" draw:end-shape="id23" svg:d="M27670 30084l1270-1" svg:viewBox="0 0 1271 2">
          <text:p/>
        </draw:connector>
        <draw:connector draw:style-name="gr3" draw:text-style-name="P4" draw:layer="layout" draw:type="line" svg:x1="32.75cm" svg:y1="30.083cm" svg:x2="34.02cm" svg:y2="30.084cm" draw:start-shape="id23" draw:start-glue-point="1" draw:end-shape="id24" draw:end-glue-point="6" svg:d="M32750 30083l1270 1" svg:viewBox="0 0 1271 2">
          <text:p/>
        </draw:connector>
        <draw:custom-shape draw:style-name="gr2" draw:text-style-name="P3" xml:id="id25" draw:id="id25" draw:layer="layout" svg:width="2.54cm" svg:height="2.54cm" svg:x="42.91cm" svg:y="28.813cm">
          <text:p text:style-name="P1"><text:span text:style-name="T1">JSON</text:span></text:p>
          <text:p text:style-name="P1"><text:span text:style-name="T1">Tr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41.64cm" svg:y1="30.083cm" svg:x2="42.91cm" svg:y2="30.083cm" draw:end-shape="id25" draw:end-glue-point="6" svg:d="M41640 30083h1270" svg:viewBox="0 0 1271 1">
          <text:p/>
        </draw:connector>
        <draw:custom-shape draw:style-name="gr1" draw:text-style-name="P2" xml:id="id26" draw:id="id26" draw:layer="layout" svg:width="3.81cm" svg:height="5.08cm" svg:x="37.83cm" svg:y="27.543cm">
          <text:p text:style-name="P1">Ribosomizer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36.56cm" svg:y1="30.084cm" svg:x2="37.83cm" svg:y2="30.083cm" draw:start-shape="id24" draw:start-glue-point="10" draw:end-shape="id26" draw:end-glue-point="3" svg:d="M36560 30084l1270-1" svg:viewBox="0 0 1271 2">
          <text:p/>
        </draw:connector>
        <draw:connector draw:style-name="gr4" draw:text-style-name="P4" draw:layer="layout" draw:type="line" svg:x1="21.956cm" svg:y1="40.37cm" svg:x2="13.065cm" svg:y2="32.623cm" draw:start-shape="id11" draw:start-glue-point="0" draw:end-shape="id19" draw:end-glue-point="2" svg:d="M21956 40370l-8891-7747" svg:viewBox="0 0 8892 7748">
          <text:p/>
        </draw:connector>
        <draw:connector draw:style-name="gr4" draw:text-style-name="P4" draw:layer="layout" draw:type="line" svg:x1="21.956cm" svg:y1="40.37cm" svg:x2="39.735cm" svg:y2="32.623cm" draw:start-shape="id11" draw:start-glue-point="0" draw:end-shape="id26" draw:end-glue-point="2" svg:d="M21956 40370l17779-7747" svg:viewBox="0 0 17780 77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6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7T15:54:31.933105662</meta:creation-date>
    <dc:date>2016-12-21T20:53:03.696651573</dc:date>
    <meta:editing-duration>PT1H10M20S</meta:editing-duration>
    <meta:editing-cycles>54</meta:editing-cycles>
    <meta:generator>LibreOffice/5.1.4.2$Linux_X86_64 LibreOffice_project/10m0$Build-2</meta:generator>
    <meta:document-statistic meta:object-count="54"/>
  </office:meta>
</office:document-meta>
</file>